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Mangal1" svg:font-family="Mangal"/>
    <style:font-face style:name="Book antiqua" svg:font-family="'Book antiqua'" style:font-family-generic="roman"/>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000000" style:font-name="Book antiqua" fo:font-size="12pt" fo:letter-spacing="normal" fo:font-style="normal" fo:font-weight="normal" style:font-name-asian="ArialMT" style:font-size-asian="12pt" style:font-weight-asian="normal" style:font-name-complex="ArialMT" style:font-size-complex="12pt" style:font-weight-complex="normal"/>
    </style:style>
    <style:style style:name="P2" style:family="paragraph" style:parent-style-name="Standard">
      <style:paragraph-properties fo:text-align="center" style:justify-single-word="false"/>
      <style:text-properties fo:font-variant="normal" fo:text-transform="none" fo:color="#000000" style:font-name="Book antiqua" fo:font-size="12pt" fo:letter-spacing="normal" fo:font-style="normal" fo:font-weight="normal" style:font-name-asian="ArialMT" style:font-size-asian="12pt" style:font-weight-asian="normal" style:font-name-complex="ArialMT" style:font-size-complex="12pt" style:font-weight-complex="normal"/>
    </style:style>
    <style:style style:name="P3" style:family="paragraph" style:parent-style-name="Standard">
      <style:paragraph-properties fo:text-align="start" style:justify-single-word="false"/>
      <style:text-properties fo:font-variant="normal" fo:text-transform="none" fo:color="#000000" style:font-name="Book antiqua" fo:font-size="12pt" fo:letter-spacing="normal" fo:font-style="normal" fo:font-weight="normal" style:font-name-asian="ArialMT" style:font-size-asian="12pt" style:font-weight-asian="normal" style:font-name-complex="ArialMT" style:font-size-complex="12pt" style:font-weight-complex="normal"/>
    </style:style>
    <style:style style:name="P4" style:family="paragraph" style:parent-style-name="Standard">
      <style:text-properties fo:font-variant="normal" fo:text-transform="none" fo:color="#000000" style:font-name="Book antiqua" fo:font-size="12pt" fo:letter-spacing="normal" fo:font-style="normal" fo:font-weight="bold" style:font-name-asian="ArialMT" style:font-size-asian="12pt" style:font-weight-asian="bold" style:font-name-complex="ArialMT" style:font-size-complex="12pt" style:font-weight-complex="bold"/>
    </style:style>
    <style:style style:name="P5" style:family="paragraph" style:parent-style-name="Standard">
      <style:paragraph-properties fo:text-align="center" style:justify-single-word="false"/>
      <style:text-properties fo:font-variant="normal" fo:text-transform="none" fo:color="#808080" style:font-name="Book antiqua" fo:font-size="14pt" fo:letter-spacing="normal" fo:font-style="normal" fo:font-weight="bold"/>
    </style:style>
    <style:style style:name="P6" style:family="paragraph" style:parent-style-name="Standard">
      <style:text-properties fo:font-variant="normal" fo:text-transform="none" fo:color="#333333" style:font-name="Helvetica Neue" fo:font-size="13.5pt" fo:letter-spacing="normal" fo:font-style="normal" fo:font-weight="normal" style:font-name-asian="ArialMT" style:font-size-asian="12pt" style:font-weight-asian="normal" style:font-name-complex="ArialMT" style:font-size-complex="12pt" style:font-weight-complex="normal"/>
    </style:style>
    <style:style style:name="P7" style:family="paragraph" style:parent-style-name="Standard">
      <style:text-properties style:font-name="Book antiqua"/>
    </style:style>
    <style:style style:name="P8" style:family="paragraph" style:parent-style-name="Standard">
      <style:paragraph-properties fo:text-align="center" style:justify-single-word="false"/>
      <style:text-properties style:font-name="Book antiqua" fo:font-size="14pt" fo:font-weight="bold" style:font-size-asian="14pt" style:font-weight-asian="bold" style:font-size-complex="14pt" style:font-weight-complex="bold"/>
    </style:style>
    <style:style style:name="P9" style:family="paragraph" style:parent-style-name="Standard">
      <style:text-properties style:font-name="Book antiqua" fo:font-size="12pt" fo:font-weight="bold" style:font-name-asian="ArialMT" style:font-size-asian="12pt" style:font-weight-asian="bold" style:font-name-complex="ArialMT" style:font-size-complex="12pt" style:font-weight-complex="bold"/>
    </style:style>
    <style:style style:name="P10" style:family="paragraph" style:parent-style-name="Standard">
      <style:paragraph-properties fo:text-align="center" style:justify-single-word="false"/>
      <style:text-properties style:font-name="Book antiqua"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text-properties fo:color="#ff6600" style:font-name="Book antiqua" fo:font-size="11pt" fo:font-weight="bold" style:font-size-asian="11pt" style:font-weight-asian="bold" style:font-size-complex="11pt" style:font-weight-complex="bold"/>
    </style:style>
    <style:style style:name="P12" style:family="paragraph" style:parent-style-name="Standard">
      <style:paragraph-properties fo:text-align="start" style:justify-single-word="false"/>
      <style:text-properties fo:color="#ff6600" style:font-name="Book antiqua" fo:font-size="11pt" fo:font-weight="bold" style:font-size-asian="11pt" style:font-weight-asian="bold" style:font-size-complex="11pt" style:font-weight-complex="bold"/>
    </style:style>
    <style:style style:name="P13" style:family="paragraph" style:parent-style-name="Standard">
      <style:text-properties fo:color="#000000" style:font-name="Book antiqua" fo:font-size="12pt" fo:font-weight="normal" style:font-size-asian="12pt" style:font-weight-asian="normal" style:font-size-complex="12pt" style:font-weight-complex="normal"/>
    </style:style>
    <style:style style:name="P14" style:family="paragraph" style:parent-style-name="Standard">
      <style:paragraph-properties fo:text-align="center" style:justify-single-word="false"/>
      <style:text-properties fo:color="#000000" style:font-name="Book antiqua" fo:font-size="11pt" fo:font-weight="bold" style:font-size-asian="11pt" style:font-weight-asian="bold" style:font-size-complex="11pt" style:font-weight-complex="bold"/>
    </style:style>
    <style:style style:name="P15" style:family="paragraph" style:parent-style-name="Standard">
      <style:paragraph-properties fo:text-align="start" style:justify-single-word="false"/>
      <style:text-properties fo:color="#000000" style:font-name="Book antiqua" fo:font-size="11pt" fo:font-weight="bold" style:font-size-asian="11pt" style:font-weight-asian="bold" style:font-size-complex="11pt" style:font-weight-complex="bold"/>
    </style:style>
    <style:style style:name="P16" style:family="paragraph" style:parent-style-name="Standard">
      <style:paragraph-properties fo:text-align="center" style:justify-single-word="false"/>
      <style:text-properties fo:color="#000000" style:font-name="Book antiqua" fo:font-size="11pt" fo:font-weight="normal" style:font-size-asian="11pt" style:font-weight-asian="normal" style:font-size-complex="11pt" style:font-weight-complex="normal"/>
    </style:style>
    <style:style style:name="P17" style:family="paragraph" style:parent-style-name="Standard">
      <style:paragraph-properties fo:text-align="center" style:justify-single-word="false"/>
      <style:text-properties fo:color="#800000" style:font-name="Book antiqua" fo:font-size="11pt" fo:font-weight="bold" style:font-size-asian="11pt" style:font-weight-asian="bold" style:font-size-complex="11pt" style:font-weight-complex="bold"/>
    </style:style>
    <style:style style:name="P18" style:family="paragraph" style:parent-style-name="Standard">
      <style:paragraph-properties fo:text-align="center" style:justify-single-word="false"/>
    </style:style>
    <style:style style:name="T1" style:family="text">
      <style:text-properties fo:color="#ff6600"/>
    </style:style>
    <style:style style:name="T2" style:family="text">
      <style:text-properties fo:color="#ff6600" fo:font-weight="bold" style:font-weight-asian="bold" style:font-weight-complex="bold"/>
    </style:style>
    <style:style style:name="T3" style:family="text">
      <style:text-properties fo:color="#ff6600" style:font-name="Book antiqua"/>
    </style:style>
    <style:style style:name="T4" style:family="text">
      <style:text-properties style:font-name-asian="ArialMT" style:font-name-complex="ArialMT"/>
    </style:style>
    <style:style style:name="T5" style:family="text">
      <style:text-properties fo:font-variant="normal" fo:text-transform="none" fo:letter-spacing="normal" fo:font-style="normal" style:font-name-asian="ArialMT" style:font-name-complex="ArialMT"/>
    </style:style>
    <style:style style:name="T6" style:family="text">
      <style:text-properties fo:font-variant="normal" fo:text-transform="none" fo:color="#000000" style:font-name="Book antiqua" fo:font-size="12pt" fo:letter-spacing="normal" fo:font-style="normal" fo:font-weight="normal" style:font-name-asian="ArialMT" style:font-size-asian="12pt" style:font-weight-asian="normal" style:font-name-complex="ArialMT" style:font-size-complex="12pt" style:font-weight-complex="normal"/>
    </style:style>
    <style:style style:name="T7" style:family="text">
      <style:text-properties fo:font-variant="normal" fo:text-transform="none" fo:color="#000000" style:font-name="Book antiqua" fo:font-size="12pt" fo:letter-spacing="normal" fo:font-style="normal" fo:font-weight="bold" style:font-name-asian="ArialMT" style:font-size-asian="12pt" style:font-weight-asian="bold" style:font-name-complex="ArialMT" style:font-size-complex="12pt" style:font-weight-complex="bold"/>
    </style:style>
    <style:style style:name="T8" style:family="text">
      <style:text-properties fo:font-variant="normal" fo:text-transform="none" fo:color="#000000" style:text-line-through-style="none" style:font-name="Book antiqua" fo:font-size="12pt" fo:letter-spacing="normal" fo:font-style="normal" style:text-underline-style="none" fo:font-weight="normal" style:text-blinking="false" fo:background-color="transparent" style:font-name-asian="ArialMT" style:font-size-asian="12pt" style:font-weight-asian="normal" style:font-name-complex="ArialMT" style:font-size-complex="12pt" style:font-weight-complex="normal"/>
    </style:style>
    <style:style style:name="T9" style:family="text">
      <style:text-properties fo:font-variant="normal" fo:text-transform="none" fo:color="#333333" style:font-name="Helvetica Neue" fo:font-size="13.5pt" fo:letter-spacing="normal" fo:font-style="normal" fo:font-weight="normal"/>
    </style:style>
    <style:style style:name="T10" style:family="text">
      <style:text-properties fo:font-variant="normal" fo:text-transform="none" fo:color="#333333" style:font-name="Helvetica Neue" fo:font-size="13.5pt" fo:letter-spacing="normal" fo:font-style="normal" fo:font-weight="normal" style:font-size-asian="11pt" style:font-weight-asian="bold" style:font-size-complex="11pt" style:font-weight-complex="bold"/>
    </style:style>
    <style:style style:name="T11" style:family="text">
      <style:text-properties fo:font-weight="bold" style:font-weight-asian="bold" style:font-weight-complex="bold"/>
    </style:style>
    <style:style style:name="T12" style:family="text">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8"/>
      <text:p text:style-name="P8"/>
      <text:p text:style-name="P8">Discover our made-to-measure <text:s/>online teaching software <text:span text:style-name="T1">(Image)</text:span></text:p>
      <text:p text:style-name="P8"><text:span text:style-name="T12">Halaqaat E-Learning </text:span>with its features</text:p>
      <text:p text:style-name="P11"/>
      <text:p text:style-name="P18"><text:span text:style-name="T9">to provide remote students a high-quality online learning experience </text:span><text:span text:style-name="Emphasis"><text:span text:style-name="T10">regardless of their devices</text:span></text:span><text:span text:style-name="T10"> </text:span></text:p>
      <text:p text:style-name="P11"/>
      <text:p text:style-name="P11"/>
      <text:p text:style-name="P11">Available on both desktop and Mobile Devices</text:p>
      <text:p text:style-name="P11"/>
      <text:p text:style-name="P11"/>
      <text:p text:style-name="P17">ENTER NOW!</text:p>
      <text:p text:style-name="P17"/>
      <text:p text:style-name="P17"/>
      <text:p text:style-name="P17"/>
      <text:p text:style-name="P17"/>
      <text:p text:style-name="P14"/>
      <text:p text:style-name="P14">Cloud-based teaching Platform</text:p>
      <text:p text:style-name="P14">Integrated Virtual classrooms built in HTLM5 and powered by</text:p>
      <text:p text:style-name="P14"><text:s/>Web Real-Time Collaboration (WebRTC)</text:p>
      <text:p text:style-name="P14"/>
      <text:p text:style-name="P14"/>
      <text:p text:style-name="P14"/>
      <text:p text:style-name="P14">Virtual Classrooms accessible by</text:p>
      <text:p text:style-name="P14"/>
      <text:p text:style-name="P14"/>
      <text:p text:style-name="P15">(check)Desktop<text:tab/><text:tab/> <text:s text:c="5"/>(check) Android <text:s text:c="2"/>Tablets<text:tab/> <text:s text:c="16"/>(check)Mobile Phones</text:p>
      <text:p text:style-name="P12"/>
      <text:p text:style-name="P11"/>
      <text:p text:style-name="P2">No-gender mix</text:p>
      <text:p text:style-name="P2">Halaqaat E-Learning the software has been specially thought to avoid <text:s/>gender diversity.</text:p>
      <text:p text:style-name="P2"/>
      <text:p text:style-name="P2">When creating a free account, a student should also enter informations about </text:p>
      <text:p text:style-name="P2"><text:s/>gender and age</text:p>
      <text:p text:style-name="P2"/>
      <text:p text:style-name="P3">Male students<text:tab/> <text:s text:c="10"/>Only access and see male tutors profiles<text:tab/><text:tab/><text:tab/></text:p>
      <text:p text:style-name="P3"/>
      <text:p text:style-name="P3">Females students<text:tab/><text:tab/>Only access see females tutors profile</text:p>
      <text:p text:style-name="P3"/>
      <text:p text:style-name="P3">Boys <text:tab/><text:tab/><text:tab/><text:tab/>Boys under 10 years old access to male and females tutors <text:tab/><text:tab/><text:tab/><text:tab/><text:tab/>profiles</text:p>
      <text:p text:style-name="P3"/>
      <text:p text:style-name="P16"><text:soft-page-break/>Then select any tutor that you want and start an unique onlibe collaboration</text:p>
      <text:p text:style-name="P16"/>
      <text:p text:style-name="P16">You need help to find a tutor? Please contact us</text:p>
      <text:p text:style-name="P11"/>
      <text:p text:style-name="P11"/>
      <text:p text:style-name="P11"/>
      <text:p text:style-name="P11"/>
      <text:p text:style-name="P11">FEATURES</text:p>
      <text:p text:style-name="P7"/>
      <text:p text:style-name="P9"><text:span text:style-name="T1">(Icon)</text:span>Private environment</text:p>
      <text:p text:style-name="P13"><text:span text:style-name="T4">Enabling educators to create their own private website filled with dynamic courses that </text:span><text:span text:style-name="T5">extend learning, anytime, anywhere</text:span></text:p>
      <text:p text:style-name="P1"/>
      <text:p text:style-name="P5"/>
      <text:p text:style-name="P4"><text:span text:style-name="T1">(Icon)</text:span>Accessibility</text:p>
      <text:p text:style-name="P1">Integrated sofware designed to be responsive and accessible, the interface is easy to navigate on both desktop and mobile devices</text:p>
      <text:p text:style-name="P1"/>
      <text:p text:style-name="P1"/>
      <text:p text:style-name="P4"><text:span text:style-name="T1">(Icon)</text:span>Cloud storage service</text:p>
      <text:p text:style-name="P1">Convenient file management to Drag and drop files from cloud storage services including MS OneDrive, Dropbox and Google Drive.</text:p>
      <text:p text:style-name="P1"/>
      <text:p text:style-name="P1"><text:span text:style-name="T2">(Icon)</text:span><text:span text:style-name="T11">Library Content Management</text:span> </text:p>
      <text:p text:style-name="P1">Delivers your content faster &amp; secure regardless of location or time zone of users. Upload or embed any kind of content such as DOC, PPT, PDF, HTML. JPEP... and share it with your students</text:p>
      <text:p text:style-name="P1"/>
      <text:p text:style-name="P4"><text:span text:style-name="T1">(Icon)</text:span>Administration</text:p>
      <text:p text:style-name="P1">Personalised Dashboard, Organise and display courses the way you want, and view at a glance current tasks and messages...</text:p>
      <text:p text:style-name="P1"/>
      <text:p text:style-name="P4"><text:span text:style-name="T1">(Icon)</text:span>Guaranteed Payments</text:p>
      <text:p text:style-name="P1">Sahih Classrooms safely collects on your behalf the value of your tutoring services and send you notifications when the course is paid. We periodically receive payment related to courses you have provided</text:p>
      <text:p text:style-name="P1"/>
      <text:p text:style-name="P4"><text:span text:style-name="T1">(Icon)</text:span>Scheduling classes</text:p>
      <text:p text:style-name="P1">All-in-one calendar helps you keep track of your activity or company calendar,</text:p>
      <text:p text:style-name="P1">course deadlines, group meetings, and other personal events.</text:p>
      <text:p text:style-name="Standard"/>
      <text:p text:style-name="P1"/>
      <text:p text:style-name="P4"><text:span text:style-name="T1">(Icon)</text:span>Progress support</text:p>
      <text:p text:style-name="P1">Tutors and learners can track progress and completion with an array of options for tracking individual activities or resources and at course level.</text:p>
      <text:p text:style-name="P1"><text:soft-page-break/></text:p>
      <text:p text:style-name="P1"/>
      <text:p text:style-name="P4"><text:span text:style-name="T1">(Icon)</text:span>Media Support</text:p>
      <text:p text:style-name="P1">A built-in media support enables you to easily search for and insert video and audio</text:p>
      <text:p text:style-name="P1">files in your courses</text:p>
      <text:p text:style-name="P1"/>
      <text:p text:style-name="P1"/>
      <text:p text:style-name="P4"><text:span text:style-name="T1">(Icon)</text:span>Group activity</text:p>
      <text:p text:style-name="P1">Group management to allow group learners to share courses, differentiate activities</text:p>
      <text:p text:style-name="P1">and facilitate team work.</text:p>
      <text:p text:style-name="P1"/>
      <text:p text:style-name="P1"/>
      <text:p text:style-name="P4"><text:span text:style-name="T1">(Icon)</text:span>In-line marking</text:p>
      <text:p text:style-name="P1">In-line marking to easily review and provide in-line feedback by annotating files directly within browser</text:p>
      <text:p text:style-name="P1"/>
      <text:p text:style-name="P1"/>
      <text:p text:style-name="P4"><text:span text:style-name="T1">(Icon)</text:span>Multi-Language Support</text:p>
      <text:p text:style-name="P1">This intuitive and powerful feature allows you to set languages based on the group the users belong to.</text:p>
      <text:p text:style-name="P1"/>
      <text:p text:style-name="P4"><text:span text:style-name="T1">(Icon)</text:span>Online Virtual Classroom</text:p>
      <text:p text:style-name="Standard"><text:span text:style-name="T6">Sahih Classrooms </text:span><text:a xlink:type="simple" xlink:href="https://www.braincert.com/online-virtual-classroom" text:style-name="Internet_20_link" text:visited-style-name="Visited_20_Internet_20_Link"><text:span text:style-name="T8">Virtual Classroom</text:span></text:a><text:span text:style-name="T6"> provides the essential features needed for seamless synchronous and asynchronous collaboration capabilities between presenter (teacher) and</text:span></text:p>
      <text:p text:style-name="P1">attendees (students).</text:p>
      <text:p text:style-name="P1"/>
      <text:p text:style-name="P4"><text:span text:style-name="T1">(Icon) </text:span>Interactive Whiteboards</text:p>
      <text:p text:style-name="P1">Live whiteboard for tutors and groups where annotations are automatically displayed back to the students in real-time. Enabling tutors to share audio, slides, chat, video, and desktop screen with students.</text:p>
      <text:p text:style-name="P1"/>
      <text:p text:style-name="Standard"><text:span text:style-name="T3">(Icon) </text:span><text:span text:style-name="T7">Presenters </text:span><text:span text:style-name="T11">control</text:span></text:p>
      <text:p text:style-name="P1">Presenters have the ability to zoom, highlight, draw and write on presentations making their points clearer to remote students.</text:p>
      <text:p text:style-name="P1"/>
      <text:p text:style-name="P1"/>
      <text:p text:style-name="P4"><text:span text:style-name="T1">(Icon)</text:span>Live Notifications</text:p>
      <text:p text:style-name="P1">Send live in-site notifications about product updates and important messages to engage with users precisely when they are using your learning portal.</text:p>
      <text:p text:style-name="P1"/>
      <text:p text:style-name="P1"/>
      <text:p text:style-name="P4"><text:span text:style-name="T1">(Icon)</text:span>WebRTC Audio</text:p>
      <text:p text:style-name="P1">Web real-time communications available on Chrome and Firefox, for sending and receiving high-quality <text:s/>WebRTC audio with very good echo cancellation <text:s/>Users of other <text:soft-page-break/>browsers will seamlessly use Flash-based audio.</text:p>
      <text:p text:style-name="P1"/>
      <text:p text:style-name="P1"/>
      <text:p text:style-name="Standard"><text:span text:style-name="T3">(Icon)</text:span><text:span text:style-name="T7">Live Cha</text:span>t</text:p>
      <text:p text:style-name="P1">Group text chat is available to interact with tutor and students in during live class. Collaborative chat for everything from discussing class aspects, to sharing useful info.</text:p>
      <text:p text:style-name="P1"/>
      <text:p text:style-name="P1"/>
      <text:p text:style-name="P4"><text:span text:style-name="T1">(Icon)</text:span>Session Recording</text:p>
      <text:p text:style-name="P1">If tutor allows recording, this is the unique way to record a meeting, as it provides the ability for different workflows saving the slides, chat, audio, desktop, whiteboard ...</text:p>
      <text:p text:style-name="P6"/>
      <text:p text:style-name="P4"><text:span text:style-name="T1">(Icon)</text:span>Playback</text:p>
      <text:p text:style-name="P1">Recording can be replayed by authorised students. A smart way for your students to review course or for absent students to catch up and keep on track!</text:p>
      <text:p text:style-name="P6"/>
      <text:p text:style-name="P1"/>
      <text:p text:style-name="P4"><text:span text:style-name="T1">(Icon)</text:span>Powerful Moderation Tools</text:p>
      <text:p text:style-name="P1">Grant webcam &amp; microphone access for participants, allow/disallow whiteboard control, sharing documents &amp; presentations, and screen sharing.</text:p>
      <text:p text:style-name="P1"/>
      <text:p text:style-name="P1"><text:span text:style-name="T2">(Icon)</text:span>'<text:span text:style-name="T11">Raise Hand' Feature</text:span></text:p>
      <text:p text:style-name="P1">Students can use the 'raise hand' feature to get the teacher's attention to ask questions similar to hand-raising in the physical classroom.</text:p>
      <text:p text:style-name="P4"/>
      <text:p text:style-name="P4"><text:span text:style-name="T1">(Icon)</text:span>Built-in polling</text:p>
      <text:p text:style-name="P1">The online polling feature is a must in a virtual classroom to get attendees feedback. Arrange online polls with questions and receive answers instantly</text:p>
      <text:p text:style-name="P1"/>
      <text:p text:style-name="P4"><text:span text:style-name="T1">(Icon)</text:span>Secure E-mail Invitation</text:p>
      <text:p text:style-name="P1">Send an e-mail invite with a secure link generated automatically to allow attendees <text:s/>to join your live sessions.</text:p>
      <text:p text:style-name="P1"/>
      <text:p text:style-name="P4"><text:span text:style-name="T1">(Icon)</text:span>Free training available</text:p>
      <text:p text:style-name="P1">If you need help or support to use our system, <text:s/>free online training session can be organised to help new tutors create the best learning environment.</text:p>
      <text:p text:style-name="P1"/>
      <text:p text:style-name="P1"/>
      <text:p text:style-name="P1"/>
      <text:p text:style-name="P1"/>
      <text:p text:style-name="P2">ENTER HALAQAAT E-LEARNING NOW ! </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Mangal1" svg:font-family="Mangal"/>
    <style:font-face style:name="Book antiqua" svg:font-family="'Book antiqua'" style:font-family-generic="roman"/>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ie-Odile Assa</meta:initial-creator>
    <meta:creation-date>2017-08-02T20:00:28.27</meta:creation-date>
    <dc:date>2017-08-10T02:05:30.98</dc:date>
    <dc:creator>Marie-Odile Assa</dc:creator>
    <meta:editing-duration>PT10H52M36S</meta:editing-duration>
    <meta:editing-cycles>67</meta:editing-cycles>
    <meta:generator>OpenOffice/4.1.0$Win32 OpenOffice.org_project/410m18$Build-9764</meta:generator>
    <meta:document-statistic meta:table-count="0" meta:image-count="0" meta:object-count="0" meta:page-count="4" meta:paragraph-count="75" meta:word-count="767" meta:character-count="5331"/>
  </office:meta>
</office:document-meta>
</file>